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 cod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ff from code</text:p>
          </table:table-cell>
          <table:table-cell office:value-type="string" calcext:value-type="string">
            <text:p>ease from size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formula="of:=([.A5]/26)^2" office:value-type="float" office:value="1" calcext:value-type="float">
            <text:p>1</text:p>
          </table:table-cell>
          <table:table-cell table:formula="of:=SQRT([.B5]/26)" office:value-type="float" office:value="1.38675049056307" calcext:value-type="float">
            <text:p>1.38675049056307</text:p>
          </table:table-cell>
          <table:table-cell table:formula="of:=[.$A$2]*[.C5]/[.D5]" office:value-type="float" office:value="72.1110255092798" calcext:value-type="float">
            <text:p>72.11102550927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formula="of:=([.A6]/26)^2" office:value-type="float" office:value="1" calcext:value-type="float">
            <text:p>1</text:p>
          </table:table-cell>
          <table:table-cell table:formula="of:=SQRT([.B6]/26)" office:value-type="float" office:value="1.64082530828473" calcext:value-type="float">
            <text:p>1.64082530828473</text:p>
          </table:table-cell>
          <table:table-cell table:formula="of:=[.$A$2]*[.C6]/[.D6]" office:value-type="float" office:value="60.9449400220044" calcext:value-type="float">
            <text:p>60.944940022004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([.A7]/26)^2" office:value-type="float" office:value="1" calcext:value-type="float">
            <text:p>1</text:p>
          </table:table-cell>
          <table:table-cell table:formula="of:=SQRT([.B7]/26)" office:value-type="float" office:value="1.86052101883813" calcext:value-type="float">
            <text:p>1.86052101883813</text:p>
          </table:table-cell>
          <table:table-cell table:formula="of:=[.$A$2]*[.C7]/[.D7]" office:value-type="float" office:value="53.748384988657" calcext:value-type="float">
            <text:p>53.7483849886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([.A8]/26)^2" office:value-type="float" office:value="1" calcext:value-type="float">
            <text:p>1</text:p>
          </table:table-cell>
          <table:table-cell table:formula="of:=SQRT([.B8]/26)" office:value-type="float" office:value="2.05688337801861" calcext:value-type="float">
            <text:p>2.05688337801861</text:p>
          </table:table-cell>
          <table:table-cell table:formula="of:=[.$A$2]*[.C8]/[.D8]" office:value-type="float" office:value="48.6172434804398" calcext:value-type="float">
            <text:p>48.61724348043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table:formula="of:=([.A9]/26)^2" office:value-type="float" office:value="1" calcext:value-type="float">
            <text:p>1</text:p>
          </table:table-cell>
          <table:table-cell table:formula="of:=SQRT([.B9]/26)" office:value-type="float" office:value="2.23606797749979" calcext:value-type="float">
            <text:p>2.23606797749979</text:p>
          </table:table-cell>
          <table:table-cell table:formula="of:=[.$A$2]*[.C9]/[.D9]" office:value-type="float" office:value="44.7213595499958" calcext:value-type="float">
            <text:p>44.721359549995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formula="of:=([.A10]/26)^2" office:value-type="float" office:value="1" calcext:value-type="float">
            <text:p>1</text:p>
          </table:table-cell>
          <table:table-cell table:formula="of:=SQRT([.B10]/26)" office:value-type="float" office:value="2.40192230707631" calcext:value-type="float">
            <text:p>2.40192230707631</text:p>
          </table:table-cell>
          <table:table-cell table:formula="of:=[.$A$2]*[.C10]/[.D10]" office:value-type="float" office:value="41.6333199893227" calcext:value-type="float">
            <text:p>41.633319989322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table:formula="of:=([.A11]/26)^2" office:value-type="float" office:value="1" calcext:value-type="float">
            <text:p>1</text:p>
          </table:table-cell>
          <table:table-cell table:formula="of:=SQRT([.B11]/26)" office:value-type="float" office:value="2.55704155978379" calcext:value-type="float">
            <text:p>2.55704155978379</text:p>
          </table:table-cell>
          <table:table-cell table:formula="of:=[.$A$2]*[.C11]/[.D11]" office:value-type="float" office:value="39.1076944437521" calcext:value-type="float">
            <text:p>39.10769444375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formula="of:=([.A12]/26)^2" office:value-type="float" office:value="1" calcext:value-type="float">
            <text:p>1</text:p>
          </table:table-cell>
          <table:table-cell table:formula="of:=SQRT([.B12]/26)" office:value-type="float" office:value="2.70327436781624" calcext:value-type="float">
            <text:p>2.70327436781624</text:p>
          </table:table-cell>
          <table:table-cell table:formula="of:=[.$A$2]*[.C12]/[.D12]" office:value-type="float" office:value="36.9921755595907" calcext:value-type="float">
            <text:p>36.992175559590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formula="of:=([.A13]/26)^2" office:value-type="float" office:value="1" calcext:value-type="float">
            <text:p>1</text:p>
          </table:table-cell>
          <table:table-cell table:formula="of:=SQRT([.B13]/26)" office:value-type="float" office:value="2.84199280029403" calcext:value-type="float">
            <text:p>2.84199280029403</text:p>
          </table:table-cell>
          <table:table-cell table:formula="of:=[.$A$2]*[.C13]/[.D13]" office:value-type="float" office:value="35.1865775274498" calcext:value-type="float">
            <text:p>35.18657752744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formula="of:=([.A14]/26)^2" office:value-type="float" office:value="1" calcext:value-type="float">
            <text:p>1</text:p>
          </table:table-cell>
          <table:table-cell table:formula="of:=SQRT([.B14]/26)" office:value-type="float" office:value="2.97424845064326" calcext:value-type="float">
            <text:p>2.97424845064326</text:p>
          </table:table-cell>
          <table:table-cell table:formula="of:=[.$A$2]*[.C14]/[.D14]" office:value-type="float" office:value="33.6219390072717" calcext:value-type="float">
            <text:p>33.62193900727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table:formula="of:=([.A15]/26)^2" office:value-type="float" office:value="1" calcext:value-type="float">
            <text:p>1</text:p>
          </table:table-cell>
          <table:table-cell table:formula="of:=SQRT([.B15]/26)" office:value-type="float" office:value="3.10086836473021" calcext:value-type="float">
            <text:p>3.10086836473021</text:p>
          </table:table-cell>
          <table:table-cell table:formula="of:=[.$A$2]*[.C15]/[.D15]" office:value-type="float" office:value="32.2490309931942" calcext:value-type="float">
            <text:p>32.249030993194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table:formula="of:=([.A16]/26)^2" office:value-type="float" office:value="1" calcext:value-type="float">
            <text:p>1</text:p>
          </table:table-cell>
          <table:table-cell table:formula="of:=SQRT([.B16]/26)" office:value-type="float" office:value="3.22251693317745" calcext:value-type="float">
            <text:p>3.22251693317745</text:p>
          </table:table-cell>
          <table:table-cell table:formula="of:=[.$A$2]*[.C16]/[.D16]" office:value-type="float" office:value="31.0316445417088" calcext:value-type="float">
            <text:p>31.031644541708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table:formula="of:=([.A17]/26)^2" office:value-type="float" office:value="1" calcext:value-type="float">
            <text:p>1</text:p>
          </table:table-cell>
          <table:table-cell table:formula="of:=SQRT([.B17]/26)" office:value-type="float" office:value="3.33973743786037" calcext:value-type="float">
            <text:p>3.33973743786037</text:p>
          </table:table-cell>
          <table:table-cell table:formula="of:=[.$A$2]*[.C17]/[.D17]" office:value-type="float" office:value="29.9424735808171" calcext:value-type="float">
            <text:p>29.942473580817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  <table:table-cell table:formula="of:=([.A18]/26)^2" office:value-type="float" office:value="1" calcext:value-type="float">
            <text:p>1</text:p>
          </table:table-cell>
          <table:table-cell table:formula="of:=SQRT([.B18]/26)" office:value-type="float" office:value="3.45298087499438" calcext:value-type="float">
            <text:p>3.45298087499438</text:p>
          </table:table-cell>
          <table:table-cell table:formula="of:=[.$A$2]*[.C18]/[.D18]" office:value-type="float" office:value="28.9604847580173" calcext:value-type="float">
            <text:p>28.960484758017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0" calcext:value-type="float">
            <text:p>330</text:p>
          </table:table-cell>
          <table:table-cell table:formula="of:=([.A19]/26)^2" office:value-type="float" office:value="1" calcext:value-type="float">
            <text:p>1</text:p>
          </table:table-cell>
          <table:table-cell table:formula="of:=SQRT([.B19]/26)" office:value-type="float" office:value="3.56262651597213" calcext:value-type="float">
            <text:p>3.56262651597213</text:p>
          </table:table-cell>
          <table:table-cell table:formula="of:=[.$A$2]*[.C19]/[.D19]" office:value-type="float" office:value="28.0691786106895" calcext:value-type="float">
            <text:p>28.069178610689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0]/26)^2" office:value-type="float" office:value="1" calcext:value-type="float">
            <text:p>1</text:p>
          </table:table-cell>
          <table:table-cell table:formula="of:=SQRT([.B20]/26)" office:value-type="float" office:value="3.66899692852671" calcext:value-type="float">
            <text:p>3.66899692852671</text:p>
          </table:table-cell>
          <table:table-cell table:formula="of:=[.$A$2]*[.C20]/[.D20]" office:value-type="float" office:value="27.2554057547699" calcext:value-type="float">
            <text:p>27.255405754769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0" calcext:value-type="float">
            <text:p>370</text:p>
          </table:table-cell>
          <table:table-cell table:formula="of:=([.A21]/26)^2" office:value-type="float" office:value="1" calcext:value-type="float">
            <text:p>1</text:p>
          </table:table-cell>
          <table:table-cell table:formula="of:=SQRT([.B21]/26)" office:value-type="float" office:value="3.77236918007361" calcext:value-type="float">
            <text:p>3.77236918007361</text:p>
          </table:table-cell>
          <table:table-cell table:formula="of:=[.$A$2]*[.C21]/[.D21]" office:value-type="float" office:value="26.508540184301" calcext:value-type="float">
            <text:p>26.50854018430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4]/26)^2" office:value-type="float" office:value="1" calcext:value-type="float">
            <text:p>1</text:p>
          </table:table-cell>
          <table:table-cell table:formula="of:=SQRT([.B24]/26)" office:value-type="float" office:value="3.66899692852671" calcext:value-type="float">
            <text:p>3.66899692852671</text:p>
          </table:table-cell>
          <table:table-cell table:formula="of:=[.$A$2]*[.C24]/[.D24]" office:value-type="float" office:value="27.2554057547699" calcext:value-type="float">
            <text:p>27.255405754769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table:formula="of:=([.A25]/26)^2" office:value-type="float" office:value="1.07840236686391" calcext:value-type="float">
            <text:p>1.07840236686391</text:p>
          </table:table-cell>
          <table:table-cell table:formula="of:=SQRT([.B25]/26)" office:value-type="float" office:value="3.66899692852671" calcext:value-type="float">
            <text:p>3.66899692852671</text:p>
          </table:table-cell>
          <table:table-cell table:formula="of:=[.$A$2]*[.C25]/[.D25]" office:value-type="float" office:value="29.3922940757799" calcext:value-type="float">
            <text:p>29.392294075779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formula="of:=([.A26]/26)^2" office:value-type="float" office:value="1.15976331360947" calcext:value-type="float">
            <text:p>1.15976331360947</text:p>
          </table:table-cell>
          <table:table-cell table:formula="of:=SQRT([.B26]/26)" office:value-type="float" office:value="3.66899692852671" calcext:value-type="float">
            <text:p>3.66899692852671</text:p>
          </table:table-cell>
          <table:table-cell table:formula="of:=[.$A$2]*[.C26]/[.D26]" office:value-type="float" office:value="31.6098196919225" calcext:value-type="float">
            <text:p>31.60981969192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formula="of:=([.A27]/26)^2" office:value-type="float" office:value="1.24408284023669" calcext:value-type="float">
            <text:p>1.24408284023669</text:p>
          </table:table-cell>
          <table:table-cell table:formula="of:=SQRT([.B27]/26)" office:value-type="float" office:value="3.66899692852671" calcext:value-type="float">
            <text:p>3.66899692852671</text:p>
          </table:table-cell>
          <table:table-cell table:formula="of:=[.$A$2]*[.C27]/[.D27]" office:value-type="float" office:value="33.9079826031974" calcext:value-type="float">
            <text:p>33.907982603197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formula="of:=([.A28]/26)^2" office:value-type="float" office:value="1.33136094674556" calcext:value-type="float">
            <text:p>1.33136094674556</text:p>
          </table:table-cell>
          <table:table-cell table:formula="of:=SQRT([.B28]/26)" office:value-type="float" office:value="3.66899692852671" calcext:value-type="float">
            <text:p>3.66899692852671</text:p>
          </table:table-cell>
          <table:table-cell table:formula="of:=[.$A$2]*[.C28]/[.D28]" office:value-type="float" office:value="36.2867828096048" calcext:value-type="float">
            <text:p>36.28678280960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table:formula="of:=([.A29]/26)^2" office:value-type="float" office:value="1.42159763313609" calcext:value-type="float">
            <text:p>1.42159763313609</text:p>
          </table:table-cell>
          <table:table-cell table:formula="of:=SQRT([.B29]/26)" office:value-type="float" office:value="3.66899692852671" calcext:value-type="float">
            <text:p>3.66899692852671</text:p>
          </table:table-cell>
          <table:table-cell table:formula="of:=[.$A$2]*[.C29]/[.D29]" office:value-type="float" office:value="38.7462203111447" calcext:value-type="float">
            <text:p>38.746220311144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formula="of:=([.A30]/26)^2" office:value-type="float" office:value="1.51479289940828" calcext:value-type="float">
            <text:p>1.51479289940828</text:p>
          </table:table-cell>
          <table:table-cell table:formula="of:=SQRT([.B30]/26)" office:value-type="float" office:value="3.66899692852671" calcext:value-type="float">
            <text:p>3.66899692852671</text:p>
          </table:table-cell>
          <table:table-cell table:formula="of:=[.$A$2]*[.C30]/[.D30]" office:value-type="float" office:value="41.2862951078171" calcext:value-type="float">
            <text:p>41.286295107817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table:formula="of:=([.A31]/26)^2" office:value-type="float" office:value="1.61094674556213" calcext:value-type="float">
            <text:p>1.61094674556213</text:p>
          </table:table-cell>
          <table:table-cell table:formula="of:=SQRT([.B31]/26)" office:value-type="float" office:value="3.66899692852671" calcext:value-type="float">
            <text:p>3.66899692852671</text:p>
          </table:table-cell>
          <table:table-cell table:formula="of:=[.$A$2]*[.C31]/[.D31]" office:value-type="float" office:value="43.9070071996219" calcext:value-type="float">
            <text:p>43.90700719962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formula="of:=([.A32]/26)^2" office:value-type="float" office:value="1.71005917159763" calcext:value-type="float">
            <text:p>1.71005917159763</text:p>
          </table:table-cell>
          <table:table-cell table:formula="of:=SQRT([.B32]/26)" office:value-type="float" office:value="3.66899692852671" calcext:value-type="float">
            <text:p>3.66899692852671</text:p>
          </table:table-cell>
          <table:table-cell table:formula="of:=[.$A$2]*[.C32]/[.D32]" office:value-type="float" office:value="46.6083565865591" calcext:value-type="float">
            <text:p>46.60835658655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([.A33]/26)^2" office:value-type="float" office:value="1.81213017751479" calcext:value-type="float">
            <text:p>1.81213017751479</text:p>
          </table:table-cell>
          <table:table-cell table:formula="of:=SQRT([.B33]/26)" office:value-type="float" office:value="3.66899692852671" calcext:value-type="float">
            <text:p>3.66899692852671</text:p>
          </table:table-cell>
          <table:table-cell table:formula="of:=[.$A$2]*[.C33]/[.D33]" office:value-type="float" office:value="49.3903432686289" calcext:value-type="float">
            <text:p>49.39034326862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table:formula="of:=([.A34]/26)^2" office:value-type="float" office:value="1.91715976331361" calcext:value-type="float">
            <text:p>1.91715976331361</text:p>
          </table:table-cell>
          <table:table-cell table:formula="of:=SQRT([.B34]/26)" office:value-type="float" office:value="3.66899692852671" calcext:value-type="float">
            <text:p>3.66899692852671</text:p>
          </table:table-cell>
          <table:table-cell table:formula="of:=[.$A$2]*[.C34]/[.D34]" office:value-type="float" office:value="52.252967245831" calcext:value-type="float">
            <text:p>52.2529672458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formula="of:=([.A35]/26)^2" office:value-type="float" office:value="2.02514792899408" calcext:value-type="float">
            <text:p>2.02514792899408</text:p>
          </table:table-cell>
          <table:table-cell table:formula="of:=SQRT([.B35]/26)" office:value-type="float" office:value="3.66899692852671" calcext:value-type="float">
            <text:p>3.66899692852671</text:p>
          </table:table-cell>
          <table:table-cell table:formula="of:=[.$A$2]*[.C35]/[.D35]" office:value-type="float" office:value="55.1962285181656" calcext:value-type="float">
            <text:p>55.196228518165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formula="of:=([.A36]/26)^2" office:value-type="float" office:value="2.13609467455621" calcext:value-type="float">
            <text:p>2.13609467455621</text:p>
          </table:table-cell>
          <table:table-cell table:formula="of:=SQRT([.B36]/26)" office:value-type="float" office:value="3.66899692852671" calcext:value-type="float">
            <text:p>3.66899692852671</text:p>
          </table:table-cell>
          <table:table-cell table:formula="of:=[.$A$2]*[.C36]/[.D36]" office:value-type="float" office:value="58.2201270856327" calcext:value-type="float">
            <text:p>58.220127085632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([.A37]/26)^2" office:value-type="float" office:value="2.25" calcext:value-type="float">
            <text:p>2.25</text:p>
          </table:table-cell>
          <table:table-cell table:formula="of:=SQRT([.B37]/26)" office:value-type="float" office:value="3.66899692852671" calcext:value-type="float">
            <text:p>3.66899692852671</text:p>
          </table:table-cell>
          <table:table-cell table:formula="of:=[.$A$2]*[.C37]/[.D37]" office:value-type="float" office:value="61.3246629482322" calcext:value-type="float">
            <text:p>61.324662948232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formula="of:=([.A38]/26)^2" office:value-type="float" office:value="2.36686390532544" calcext:value-type="float">
            <text:p>2.36686390532544</text:p>
          </table:table-cell>
          <table:table-cell table:formula="of:=SQRT([.B38]/26)" office:value-type="float" office:value="3.66899692852671" calcext:value-type="float">
            <text:p>3.66899692852671</text:p>
          </table:table-cell>
          <table:table-cell table:formula="of:=[.$A$2]*[.C38]/[.D38]" office:value-type="float" office:value="64.5098361059642" calcext:value-type="float">
            <text:p>64.50983610596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table:formula="of:=([.A39]/26)^2" office:value-type="float" office:value="2.48668639053254" calcext:value-type="float">
            <text:p>2.48668639053254</text:p>
          </table:table-cell>
          <table:table-cell table:formula="of:=SQRT([.B39]/26)" office:value-type="float" office:value="3.66899692852671" calcext:value-type="float">
            <text:p>3.66899692852671</text:p>
          </table:table-cell>
          <table:table-cell table:formula="of:=[.$A$2]*[.C39]/[.D39]" office:value-type="float" office:value="67.7756465588286" calcext:value-type="float">
            <text:p>67.775646558828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table:formula="of:=([.A40]/26)^2" office:value-type="float" office:value="2.6094674556213" calcext:value-type="float">
            <text:p>2.6094674556213</text:p>
          </table:table-cell>
          <table:table-cell table:formula="of:=SQRT([.B40]/26)" office:value-type="float" office:value="3.66899692852671" calcext:value-type="float">
            <text:p>3.66899692852671</text:p>
          </table:table-cell>
          <table:table-cell table:formula="of:=[.$A$2]*[.C40]/[.D40]" office:value-type="float" office:value="71.1220943068255" calcext:value-type="float">
            <text:p>71.1220943068255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([.A46]/26)^2" office:value-type="float" office:value="3.69822485207101" calcext:value-type="float">
            <text:p>3.69822485207101</text:p>
          </table:table-cell>
          <table:table-cell table:formula="of:=SQRT([.B46]/26)" office:value-type="float" office:value="2.84199280029403" calcext:value-type="float">
            <text:p>2.84199280029403</text:p>
          </table:table-cell>
          <table:table-cell table:formula="of:=[.$A$2]*[.C46]/[.D46]" office:value-type="float" office:value="130.127875471338" calcext:value-type="float">
            <text:p>130.127875471338</text:p>
          </table:table-cell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8:15:10.521316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4:10:45.789347052</meta:creation-date>
    <dc:date>2021-01-03T18:19:25.360467497</dc:date>
    <meta:editing-duration>PT23M18S</meta:editing-duration>
    <meta:editing-cycles>5</meta:editing-cycles>
    <meta:generator>LibreOffice/7.0.3.1$Linux_X86_64 LibreOffice_project/00$Build-1</meta:generator>
    <meta:document-statistic meta:table-count="1" meta:cell-count="182" meta:object-count="0"/>
  </office:meta>
</office:document-meta>
</file>